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6]-[.A66]" office:value-type="time" office:time-value="-PT70H29M59.999999S" calcext:value-type="time">
            <text:p>01:30:00</text:p>
          </table:table-cell>
          <table:table-cell table:style-name="ce7" table:formula="of:=[.C66]+[.D65]" office:value-type="time" office:time-value="-PT38H59M00S" calcext:value-type="time">
            <text:p>-38:59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hours/>
      <number:text>:</number:text>
      <number:minute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-</number:text>
      <number:month number:textual="true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0:04:45.0193070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7T10:05:02.842877312</dc:date>
    <meta:editing-cycles>93</meta:editing-cycles>
    <meta:editing-duration>PT19H58M35S</meta:editing-duration>
    <meta:generator>LibreOffice/7.2.5.2.0$Linux_X86_64 LibreOffice_project/20$Build-2</meta:generator>
    <meta:document-statistic meta:table-count="1" meta:cell-count="316" meta:object-count="0"/>
    <meta:user-defined meta:name="AppVersion">15.0000</meta:user-defined>
  </office:meta>
</office:document-meta>
</file>